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ce75" officeooo:paragraph-rsid="0002ce7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4037c" officeooo:paragraph-rsid="0004037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5be97" officeooo:paragraph-rsid="0005be9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5be97" officeooo:paragraph-rsid="0006d6a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6d6a0" officeooo:paragraph-rsid="0006d6a0" style:font-weight-asian="normal" style:font-weight-complex="normal"/>
    </style:style>
    <style:style style:name="T1" style:family="text">
      <style:text-properties officeooo:rsid="00065772"/>
    </style:style>
    <style:style style:name="T2" style:family="text">
      <style:text-properties officeooo:rsid="0006d6a0"/>
    </style:style>
    <style:style style:name="T3" style:family="text">
      <style:text-properties officeooo:rsid="000859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J<text:span text:style-name="T1">DK</text:span></text:p>
      <text:p text:style-name="P2">Step 1 : Move to Software folder</text:p>
      <text:p text:style-name="P2"/>
      <text:p text:style-name="P3">Step 2 : <text:span text:style-name="T2">Give Permission of execution to JDK</text:span></text:p>
      <text:p text:style-name="P4"><text:tab/><text:span text:style-name="T2">sudo chmod 777 jdk-6u24-linux-i586.bin</text:span></text:p>
      <text:p text:style-name="P4"/>
      <text:p text:style-name="P5">Step 3 : Execute the JDK File</text:p>
      <text:p text:style-name="P5"><text:tab/>sudo ./jdk-6u24-linux-i586.b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5:05:18.956479041</meta:creation-date>
    <dc:date>2016-07-19T18:16:53.177579252</dc:date>
    <meta:editing-duration>PT4M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1" meta:paragraph-count="6" meta:word-count="31" meta:character-count="186" meta:non-whitespace-character-count="159"/>
  </office:meta>
</office:document-meta>
</file>